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8000000806FDC111F4F7227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I2C_5f_GPIO_5f_PINS" style:display-name="I2C_GPIO_PINS" style:family="table">
      <style:table-properties style:width="6.0417in" fo:margin-left="0.0375in" table:align="left" fo:background-color="transparent" style:shadow="none" style:may-break-between-rows="true" table:border-model="collapsing">
        <style:background-image/>
      </style:table-properties>
    </style:style>
    <style:style style:name="I2C_5f_GPIO_5f_PINS.A" style:display-name="I2C_GPIO_PINS.A" style:family="table-column">
      <style:table-column-properties style:column-width="1.3542in"/>
    </style:style>
    <style:style style:name="I2C_5f_GPIO_5f_PINS.B" style:display-name="I2C_GPIO_PINS.B" style:family="table-column">
      <style:table-column-properties style:column-width="1.3806in"/>
    </style:style>
    <style:style style:name="I2C_5f_GPIO_5f_PINS.C" style:display-name="I2C_GPIO_PINS.C" style:family="table-column">
      <style:table-column-properties style:column-width="0.3729in"/>
    </style:style>
    <style:style style:name="I2C_5f_GPIO_5f_PINS.D" style:display-name="I2C_GPIO_PINS.D" style:family="table-column">
      <style:table-column-properties style:column-width="1.5021in"/>
    </style:style>
    <style:style style:name="I2C_5f_GPIO_5f_PINS.E" style:display-name="I2C_GPIO_PINS.E" style:family="table-column">
      <style:table-column-properties style:column-width="1.4319in"/>
    </style:style>
    <style:style style:name="I2C_5f_GPIO_5f_PINS.1" style:display-name="I2C_GPIO_PINS.1" style:family="table-row">
      <style:table-row-properties style:min-row-height="0.1215in" fo:background-color="transparent">
        <style:background-image/>
      </style:table-row-properties>
    </style:style>
    <style:style style:name="I2C_5f_GPIO_5f_PINS.A1" style:display-name="I2C_GPIO_PINS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I2C_5f_GPIO_5f_PINS.2" style:display-name="I2C_GPIO_PINS.2" style:family="table-row">
      <style:table-row-properties fo:background-color="transparent" fo:keep-together="auto">
        <style:background-image/>
      </style:table-row-properties>
    </style:style>
    <style:style style:name="I2C_5f_GPIO_5f_PINS.A2" style:display-name="I2C_GPIO_PINS.A2" style:family="table-cell">
      <style:table-cell-properties fo:background-color="#adc5e7" fo:padding="0in" fo:border-left="0.75pt solid #00599d" fo:border-right="none" fo:border-top="none" fo:border-bottom="none" style:writing-mode="page">
        <style:background-image/>
      </style:table-cell-properties>
    </style:style>
    <style:style style:name="I2C_5f_GPIO_5f_PINS.B2" style:display-name="I2C_GPIO_PINS.B2" style:family="table-cell">
      <style:table-cell-properties fo:background-color="#adc5e7" fo:padding="0in" fo:border="none" style:writing-mode="page">
        <style:background-image/>
      </style:table-cell-properties>
    </style:style>
    <style:style style:name="I2C_5f_GPIO_5f_PINS.C2" style:display-name="I2C_GPIO_PINS.C2" style:family="table-cell">
      <style:table-cell-properties fo:background-color="#00599d" fo:padding="0in" fo:border="none" style:writing-mode="page">
        <style:background-image/>
      </style:table-cell-properties>
    </style:style>
    <style:style style:name="I2C_5f_GPIO_5f_PINS.D2" style:display-name="I2C_GPIO_PINS.D2" style:family="table-cell">
      <style:table-cell-properties fo:background-color="#adc5e7" fo:padding="0in" fo:border="none" style:writing-mode="page">
        <style:background-image/>
      </style:table-cell-properties>
    </style:style>
    <style:style style:name="I2C_5f_GPIO_5f_PINS.E2" style:display-name="I2C_GPIO_PINS.E2" style:family="table-cell">
      <style:table-cell-properties fo:background-color="#adc5e7" fo:padding="0in" fo:border-left="none" fo:border-right="0.75pt solid #00599d" fo:border-top="none" fo:border-bottom="none" style:writing-mode="page">
        <style:background-image/>
      </style:table-cell-properties>
    </style:style>
    <style:style style:name="I2C_5f_GPIO_5f_PINS.3" style:display-name="I2C_GPIO_PINS.3" style:family="table-row">
      <style:table-row-properties fo:background-color="transparent" fo:keep-together="auto">
        <style:background-image/>
      </style:table-row-properties>
    </style:style>
    <style:style style:name="I2C_5f_GPIO_5f_PINS.A3" style:display-name="I2C_GPIO_PINS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I2C_5f_GPIO_5f_PINS.B3" style:display-name="I2C_GPIO_PINS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I2C_5f_GPIO_5f_PINS.C3" style:display-name="I2C_GPIO_PINS.C3" style:family="table-cell" style:data-style-name="N0">
      <style:table-cell-properties fo:background-color="#00599d" fo:padding="0in" fo:border="none" style:writing-mode="page">
        <style:background-image/>
      </style:table-cell-properties>
    </style:style>
    <style:style style:name="I2C_5f_GPIO_5f_PINS.E3" style:display-name="I2C_GPIO_PINS.E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I2C_5f_GPIO_5f_PINS.4" style:display-name="I2C_GPIO_PINS.4" style:family="table-row">
      <style:table-row-properties fo:background-color="transparent" fo:keep-together="auto">
        <style:background-image/>
      </style:table-row-properties>
    </style:style>
    <style:style style:name="I2C_5f_GPIO_5f_PINS.A4" style:display-name="I2C_GPIO_PINS.A4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I2C_5f_GPIO_5f_PINS.B4" style:display-name="I2C_GPIO_PINS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I2C_5f_GPIO_5f_PINS.E4" style:display-name="I2C_GPIO_PINS.E4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I2C_5f_GPIO_5f_PINS.5" style:display-name="I2C_GPIO_PINS.5" style:family="table-row">
      <style:table-row-properties fo:background-color="transparent" fo:keep-together="auto">
        <style:background-image/>
      </style:table-row-properties>
    </style:style>
    <style:style style:name="I2C_5f_GPIO_5f_PINS.6" style:display-name="I2C_GPIO_PINS.6" style:family="table-row">
      <style:table-row-properties fo:background-color="transparent">
        <style:background-image/>
      </style:table-row-properties>
    </style:style>
    <style:style style:name="I2C_5f_GPIO_5f_PINS.7" style:display-name="I2C_GPIO_PINS.7" style:family="table-row">
      <style:table-row-properties fo:background-color="transparent">
        <style:background-image/>
      </style:table-row-properties>
    </style:style>
    <style:style style:name="I2C_5f_GPIO_5f_PINS.8" style:display-name="I2C_GPIO_PINS.8" style:family="table-row">
      <style:table-row-properties fo:background-color="transparent" fo:keep-together="auto">
        <style:background-image/>
      </style:table-row-properties>
    </style:style>
    <style:style style:name="I2C_5f_GPIO_5f_PINS.A8" style:display-name="I2C_GPIO_PINS.A8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I2C_5f_GPIO_5f_PINS.B8" style:display-name="I2C_GPIO_PINS.B8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I2C_5f_GPIO_5f_PINS.C8" style:display-name="I2C_GPIO_PINS.C8" style:family="table-cell" style:data-style-name="N0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I2C_5f_GPIO_5f_PINS.E8" style:display-name="I2C_GPIO_PINS.E8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Default_20_Drawing_20_Style">
      <style:paragraph-properties fo:margin-left="0.8752in" fo:margin-right="0in" style:line-height-at-least="0.139in" fo:text-indent="0in" style:auto-text-indent="false"/>
      <style:text-properties officeooo:paragraph-rsid="001406f8"/>
    </style:style>
    <style:style style:name="P2" style:family="paragraph" style:parent-style-name="Default_20_Drawing_20_Style">
      <style:paragraph-properties fo:margin-left="0.8752in" fo:margin-right="0in" style:line-height-at-least="0.139in" fo:text-indent="0in" style:auto-text-indent="false"/>
    </style:style>
    <style:style style:name="P3" style:family="paragraph" style:parent-style-name="Default_20_Drawing_20_Style">
      <style:paragraph-properties fo:margin-left="0.5835in" fo:margin-right="0in" fo:text-indent="0in" style:auto-text-indent="false"/>
    </style:style>
    <style:style style:name="P4" style:family="paragraph" style:parent-style-name="Footnote">
      <style:text-properties officeooo:rsid="001406f8" officeooo:paragraph-rsid="001406f8"/>
    </style:style>
    <style:style style:name="P5" style:family="paragraph" style:parent-style-name="Header">
      <style:text-properties fo:font-size="20pt" officeooo:rsid="001177f2" officeooo:paragraph-rsid="001177f2" style:font-size-asian="20pt" style:font-size-complex="20pt"/>
    </style:style>
    <style:style style:name="P6" style:family="paragraph" style:parent-style-name="Heading_20_2">
      <style:text-properties officeooo:rsid="001723ce" officeooo:paragraph-rsid="001723ce"/>
    </style:style>
    <style:style style:name="P7" style:family="paragraph" style:parent-style-name="Heading_20_2">
      <style:paragraph-properties fo:break-before="page"/>
      <style:text-properties officeooo:rsid="001723ce" officeooo:paragraph-rsid="001723ce"/>
    </style:style>
    <style:style style:name="P8" style:family="paragraph" style:parent-style-name="Heading_20_2" style:list-style-name="">
      <style:text-properties officeooo:rsid="001723ce" officeooo:paragraph-rsid="001723ce"/>
    </style:style>
    <style:style style:name="P9" style:family="paragraph" style:parent-style-name="Heading_20_3">
      <style:text-properties officeooo:rsid="001177f2" officeooo:paragraph-rsid="001177f2"/>
    </style:style>
    <style:style style:name="P10" style:family="paragraph" style:parent-style-name="Heading_20_3">
      <style:text-properties officeooo:rsid="001234ef" officeooo:paragraph-rsid="001234ef"/>
    </style:style>
    <style:style style:name="P11" style:family="paragraph" style:parent-style-name="Heading_20_3">
      <style:text-properties officeooo:rsid="001406f8" officeooo:paragraph-rsid="001406f8"/>
    </style:style>
    <style:style style:name="P12" style:family="paragraph" style:parent-style-name="Heading_20_3">
      <style:paragraph-properties fo:break-before="page"/>
      <style:text-properties officeooo:rsid="0015fc83" officeooo:paragraph-rsid="0015fc83"/>
    </style:style>
    <style:style style:name="P13" style:family="paragraph" style:parent-style-name="Heading_20_3">
      <style:text-properties officeooo:rsid="001723ce" officeooo:paragraph-rsid="001723ce"/>
    </style:style>
    <style:style style:name="P14" style:family="paragraph" style:parent-style-name="Heading_20_3">
      <style:text-properties officeooo:rsid="0018763d" officeooo:paragraph-rsid="0018763d"/>
    </style:style>
    <style:style style:name="P15" style:family="paragraph" style:parent-style-name="Heading_20_4">
      <style:paragraph-properties fo:break-before="page"/>
      <style:text-properties officeooo:rsid="001406f8" officeooo:paragraph-rsid="001406f8"/>
    </style:style>
    <style:style style:name="P16" style:family="paragraph" style:parent-style-name="Heading_20_4">
      <style:text-properties officeooo:rsid="001723ce" officeooo:paragraph-rsid="001723ce"/>
    </style:style>
    <style:style style:name="P17" style:family="paragraph" style:parent-style-name="Heading_20_4" style:list-style-name="">
      <style:text-properties officeooo:rsid="001723ce" officeooo:paragraph-rsid="001723ce"/>
    </style:style>
    <style:style style:name="P18" style:family="paragraph" style:parent-style-name="Standard">
      <style:paragraph-properties fo:margin-left="1.4583in" fo:margin-right="0in" fo:text-indent="0in" style:auto-text-indent="false"/>
      <style:text-properties officeooo:paragraph-rsid="001406f8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1406f8"/>
    </style:style>
    <style:style style:name="P20" style:family="paragraph" style:parent-style-name="Standard">
      <style:paragraph-properties fo:break-before="page"/>
      <style:text-properties officeooo:rsid="001723ce" officeooo:paragraph-rsid="001723ce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Table">
      <style:paragraph-properties fo:keep-with-next="always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4200a" officeooo:paragraph-rsid="00142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200a" officeooo:paragraph-rsid="00142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200a" officeooo:paragraph-rsid="00142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Heading">
      <style:paragraph-properties fo:text-align="center" style:justify-single-word="false"/>
      <style:text-properties fo:color="#ffffff" loext:opacity="100%"/>
    </style:style>
    <style:style style:name="P32" style:family="paragraph" style:parent-style-name="Table_20_Heading">
      <style:text-properties fo:color="#ffffff" loext:opacity="100%" officeooo:rsid="0015fc83" officeooo:paragraph-rsid="0015fc83"/>
    </style:style>
    <style:style style:name="P3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4200a" officeooo:paragraph-rsid="00142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200a" officeooo:paragraph-rsid="001420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ext_20_body">
      <style:text-properties officeooo:rsid="001177f2" officeooo:paragraph-rsid="001177f2"/>
    </style:style>
    <style:style style:name="P36" style:family="paragraph" style:parent-style-name="Text_20_body">
      <style:text-properties officeooo:rsid="001234ef" officeooo:paragraph-rsid="001234ef"/>
    </style:style>
    <style:style style:name="P37" style:family="paragraph" style:parent-style-name="Text_20_body">
      <style:text-properties officeooo:rsid="001406f8" officeooo:paragraph-rsid="001406f8"/>
    </style:style>
    <style:style style:name="P38" style:family="paragraph" style:parent-style-name="Text_20_body">
      <style:text-properties officeooo:rsid="0014200a" officeooo:paragraph-rsid="0014200a"/>
    </style:style>
    <style:style style:name="P39" style:family="paragraph" style:parent-style-name="Text_20_body">
      <style:text-properties officeooo:rsid="0015fc83" officeooo:paragraph-rsid="0015fc83"/>
    </style:style>
    <style:style style:name="P40" style:family="paragraph" style:parent-style-name="Text_20_body">
      <style:text-properties officeooo:rsid="001700da" officeooo:paragraph-rsid="001700da"/>
    </style:style>
    <style:style style:name="T1" style:family="text">
      <style:text-properties officeooo:rsid="001177f2"/>
    </style:style>
    <style:style style:name="T2" style:family="text">
      <style:text-properties style:text-position="super 58%"/>
    </style:style>
    <style:style style:name="T3" style:family="text">
      <style:text-properties officeooo:rsid="001234ef"/>
    </style:style>
    <style:style style:name="T4" style:family="text">
      <style:text-properties officeooo:rsid="001406f8"/>
    </style:style>
    <style:style style:name="T5" style:family="text">
      <style:text-properties fo:font-size="13pt" style:font-size-asian="13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700da"/>
    </style:style>
    <style:style style:name="T8" style:family="text">
      <style:text-properties officeooo:rsid="001723ce"/>
    </style:style>
    <style:style style:name="T9" style:family="text">
      <style:text-properties officeooo:rsid="001876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Introduction</text:h>
      <text:p text:style-name="P35">Today, we will be discussing how to use Pico or Pico W to manage I2C devices using MicroPython.</text:p>
      <text:h text:style-name="P9" text:outline-level="3">Raspberry Pi Pico and Pico W</text:h>
      <text:p text:style-name="P35">The Pico and the Pico W are basically the same microcontroller when it comes to I2C two-wire serial communications. <text:s/>The Pico also supports SPI which is a three wire serial communications and UART which is universal asynchronous receiver/transmitter. <text:s/>We will only be covering the I2C protocol.</text:p>
      <text:h text:style-name="P9" text:outline-level="3">I2C Protocol</text:h>
      <text:p text:style-name="P35">I2C stands for Inter-Integrated Circuit and is also called IIC and I<text:span text:style-name="T2">2</text:span>C. <text:s/><text:span text:style-name="T3">This protocol is designed for low speed communications, usually in the 100kHz to 400kHz range. <text:s/>Communications takes place on two wires: the SDA for data and the SCL for the clock.</text:span></text:p>
      <text:p text:style-name="P36">There are two types of devices in I2C. <text:s/>The master device is the one that initiates communication and the slave device(s) respond. <text:s/>Multiple slave devices can be connected to the same I2C bus. <text:s/>Each slave device is identified by a unique 7 bit address. <text:s/>For details on how I2C actually works and transmits bits, see the I2C Specification, reference listed below.</text:p>
      <text:p text:style-name="P36">Communications always starts with the master device writing a byte to the I2C bus that contains the 7 bit slave address and an I/O bit. <text:s/>If the I/O bit is low, the master device continues to write bytes to the I2C bus. <text:s/>If the I/O bit is high, the addressed slave device writes bytes to the I2C bus. <text:s/>If the address does not match the address of the slave device, that device ignores the communication.</text:p>
      <text:p text:style-name="P36">The I2C specifies how bytes are sent over the I2C bus and the format of the first byte. <text:s/>How to interrupt the rest of the bytes send is device specific and will be described in their datasheets.</text:p>
      <text:h text:style-name="P10" text:outline-level="3">I2C on the Pico and Pico W</text:h>
      <text:p text:style-name="P36">The Poco boards contain two I2C buses, just like the Raspberry Pi. <text:s/>The buses are labeled as I2C0 and I2C1 and can be referred to as I2C Bus 0 and I2C Bus 1. <text:s/><text:span text:style-name="T4">Each I2C bus uses a different set of GPIO Pins and the pins used determine which of the two I2C buses is used.</text:span></text:p>
      <text:p text:style-name="P37">On the Raspberry Pi, the command “l2cdetect busNo”<text:note text:id="ftn0" text:note-class="footnote"><text:note-citation>1</text:note-citation><text:note-body><text:p text:style-name="P4">Run the following command, “sudo apt-get install i2c-tools”, to install i2cdetect on the Raspberry Pi.</text:p></text:note-body></text:note> will scan the selected bus, 0 or 1, and return print a matrix of I2C Addresses in the command window. <text:s/>There is no equivalent program for the Pico. <text:s/>The MicroPython I2C class does provide API to perform the equivalent function. <text:s/>See the program on the next page for an example:</text:p>
      <text:p text:style-name="P37"/>
      <text:h text:style-name="P15" text:outline-level="4">I2C-scan.py by Steven F. LeBrun</text:h>
      <text:p text:style-name="P1"><text:span text:style-name="T5">## I2C-scan.py</text:span></text:p>
      <text:p text:style-name="P2"><text:span text:style-name="T5">import utime</text:span></text:p>
      <text:p text:style-name="P2"><text:span text:style-name="T5">from machine import I2C, Pin</text:span></text:p>
      <text:p text:style-name="P2"/>
      <text:p text:style-name="P2"><text:span text:style-name="T5">def print_devices( i2c, devices ):</text:span></text:p>
      <text:p text:style-name="P2"><text:span text:style-name="T5"><text:s text:c="4"/>print("In Print I2C Device Addresses")</text:span></text:p>
      <text:p text:style-name="P2"><text:span text:style-name="T5"><text:s text:c="4"/>print("I2C ID = ", i2c)</text:span></text:p>
      <text:p text:style-name="P2"><text:span text:style-name="T5"><text:s text:c="4"/>if ( devices ):</text:span></text:p>
      <text:p text:style-name="P2"><text:span text:style-name="T5"><text:s text:c="8"/>for dev in devices:</text:span></text:p>
      <text:p text:style-name="P2"><text:span text:style-name="T5"><text:s text:c="12"/>print(hex(dev))</text:span></text:p>
      <text:p text:style-name="P2"><text:span text:style-name="T5"><text:s text:c="12"/>utime.sleep(1)</text:span></text:p>
      <text:p text:style-name="P2"/>
      <text:p text:style-name="P2"><text:span text:style-name="T5">i2c0 = I2C(0, sda=Pin(8), scl=Pin(9), freq=400000)</text:span></text:p>
      <text:p text:style-name="P2"><text:span text:style-name="T5">i2c1 = I2C(1, sda=Pin(6), scl=Pin(7), freq=400000)</text:span></text:p>
      <text:p text:style-name="P2"/>
      <text:p text:style-name="P2"><text:span text:style-name="T5">devices0 = i2c0.scan()</text:span></text:p>
      <text:p text:style-name="P2"><text:span text:style-name="T5">print_devices( i2c0, devices0 )</text:span></text:p>
      <text:p text:style-name="P2"/>
      <text:p text:style-name="P2"><text:span text:style-name="T5">devices1 = i2c1.scan()</text:span></text:p>
      <text:p text:style-name="P2"><text:span text:style-name="T5">print_devices( i2c1, devices1 )</text:span></text:p>
      <text:p text:style-name="P18"/>
      <text:h text:style-name="P11" text:outline-level="3">Pico I2C Pins</text:h>
      <text:p text:style-name="P38">The Pico provides 6 sets of SDA/SCL pins for each of the I2C Buses. <text:s/>Only one set should be used for each bus.</text:p>
      <text:p text:style-name="P27">Table <text:sequence text:ref-name="refTable0" text:name="Table" text:formula="ooow:Table+1" style:num-format="1">1</text:sequence>: Pico I2C Pins</text:p>
      <table:table table:name="I2C_GPIO_PINS" table:style-name="I2C_5f_GPIO_5f_PINS" table:template-name="Box List Blue">
        <table:table-column table:style-name="I2C_5f_GPIO_5f_PINS.A"/>
        <table:table-column table:style-name="I2C_5f_GPIO_5f_PINS.B"/>
        <table:table-column table:style-name="I2C_5f_GPIO_5f_PINS.C"/>
        <table:table-column table:style-name="I2C_5f_GPIO_5f_PINS.D"/>
        <table:table-column table:style-name="I2C_5f_GPIO_5f_PINS.E"/>
        <table:table-row table:style-name="I2C_5f_GPIO_5f_PINS.1">
          <table:table-cell table:style-name="I2C_5f_GPIO_5f_PINS.A1" table:number-columns-spanned="2" office:value-type="string">
            <text:p text:style-name="P30">I2C Bus 0</text:p>
          </table:table-cell>
          <table:covered-table-cell/>
          <table:table-cell table:style-name="I2C_5f_GPIO_5f_PINS.A1" office:value-type="string">
            <text:p text:style-name="P32"/>
          </table:table-cell>
          <table:table-cell table:style-name="I2C_5f_GPIO_5f_PINS.A1" table:number-columns-spanned="2" office:value-type="string">
            <text:p text:style-name="P30">I2C Bus 1</text:p>
          </table:table-cell>
          <table:covered-table-cell/>
        </table:table-row>
        <table:table-row table:style-name="I2C_5f_GPIO_5f_PINS.2">
          <table:table-cell table:style-name="I2C_5f_GPIO_5f_PINS.A2" office:value-type="string">
            <text:p text:style-name="P34">SDA</text:p>
          </table:table-cell>
          <table:table-cell table:style-name="I2C_5f_GPIO_5f_PINS.B2" office:value-type="string">
            <text:p text:style-name="P34">SCL</text:p>
          </table:table-cell>
          <table:table-cell table:style-name="I2C_5f_GPIO_5f_PINS.C2" office:value-type="string">
            <text:p text:style-name="P32">Set</text:p>
          </table:table-cell>
          <table:table-cell table:style-name="I2C_5f_GPIO_5f_PINS.D2" office:value-type="string">
            <text:p text:style-name="P34">SDA</text:p>
          </table:table-cell>
          <table:table-cell table:style-name="I2C_5f_GPIO_5f_PINS.E2" office:value-type="string">
            <text:p text:style-name="P34">SCL</text:p>
          </table:table-cell>
        </table:table-row>
        <table:table-row table:style-name="I2C_5f_GPIO_5f_PINS.3">
          <table:table-cell table:style-name="I2C_5f_GPIO_5f_PINS.A3" office:value-type="string">
            <text:p text:style-name="P33">0</text:p>
          </table:table-cell>
          <table:table-cell table:style-name="I2C_5f_GPIO_5f_PINS.B3" office:value-type="float" office:value="1">
            <text:p text:style-name="P33">1</text:p>
          </table:table-cell>
          <table:table-cell table:style-name="I2C_5f_GPIO_5f_PINS.C3" office:value-type="float" office:value="1">
            <text:p text:style-name="P31">1</text:p>
          </table:table-cell>
          <table:table-cell table:style-name="I2C_5f_GPIO_5f_PINS.B3" office:value-type="float" office:value="2">
            <text:p text:style-name="P33">2</text:p>
          </table:table-cell>
          <table:table-cell table:style-name="I2C_5f_GPIO_5f_PINS.E3" office:value-type="float" office:value="3">
            <text:p text:style-name="P33">3</text:p>
          </table:table-cell>
        </table:table-row>
        <table:table-row table:style-name="I2C_5f_GPIO_5f_PINS.4">
          <table:table-cell table:style-name="I2C_5f_GPIO_5f_PINS.A4" office:value-type="string">
            <text:p text:style-name="P33">4</text:p>
          </table:table-cell>
          <table:table-cell table:style-name="I2C_5f_GPIO_5f_PINS.B4" office:value-type="float" office:value="5">
            <text:p text:style-name="P33">5</text:p>
          </table:table-cell>
          <table:table-cell table:style-name="I2C_5f_GPIO_5f_PINS.C3" office:value-type="float" office:value="2">
            <text:p text:style-name="P30">2</text:p>
          </table:table-cell>
          <table:table-cell table:style-name="I2C_5f_GPIO_5f_PINS.B4" office:value-type="float" office:value="6">
            <text:p text:style-name="P33">6</text:p>
          </table:table-cell>
          <table:table-cell table:style-name="I2C_5f_GPIO_5f_PINS.E4" office:value-type="float" office:value="7">
            <text:p text:style-name="P33">7</text:p>
          </table:table-cell>
        </table:table-row>
        <table:table-row table:style-name="I2C_5f_GPIO_5f_PINS.5">
          <table:table-cell table:style-name="I2C_5f_GPIO_5f_PINS.A3" office:value-type="string">
            <text:p text:style-name="P28">8</text:p>
          </table:table-cell>
          <table:table-cell table:style-name="I2C_5f_GPIO_5f_PINS.B3" office:value-type="float" office:value="9">
            <text:p text:style-name="P28">9</text:p>
          </table:table-cell>
          <table:table-cell table:style-name="I2C_5f_GPIO_5f_PINS.C3" office:value-type="float" office:value="3">
            <text:p text:style-name="P31">3</text:p>
          </table:table-cell>
          <table:table-cell table:style-name="I2C_5f_GPIO_5f_PINS.B3" office:value-type="float" office:value="10">
            <text:p text:style-name="P28">10</text:p>
          </table:table-cell>
          <table:table-cell table:style-name="I2C_5f_GPIO_5f_PINS.E3" office:value-type="float" office:value="11">
            <text:p text:style-name="P28">11</text:p>
          </table:table-cell>
        </table:table-row>
        <table:table-row table:style-name="I2C_5f_GPIO_5f_PINS.6">
          <table:table-cell table:style-name="I2C_5f_GPIO_5f_PINS.A4" office:value-type="string">
            <text:p text:style-name="P28">12</text:p>
          </table:table-cell>
          <table:table-cell table:style-name="I2C_5f_GPIO_5f_PINS.B4" office:value-type="float" office:value="13">
            <text:p text:style-name="P28">13</text:p>
          </table:table-cell>
          <table:table-cell table:style-name="I2C_5f_GPIO_5f_PINS.C3" office:value-type="float" office:value="4">
            <text:p text:style-name="P31">4</text:p>
          </table:table-cell>
          <table:table-cell table:style-name="I2C_5f_GPIO_5f_PINS.B4" office:value-type="float" office:value="14">
            <text:p text:style-name="P28">14</text:p>
          </table:table-cell>
          <table:table-cell table:style-name="I2C_5f_GPIO_5f_PINS.E4" office:value-type="float" office:value="15">
            <text:p text:style-name="P28">15</text:p>
          </table:table-cell>
        </table:table-row>
        <table:table-row table:style-name="I2C_5f_GPIO_5f_PINS.6">
          <table:table-cell table:style-name="I2C_5f_GPIO_5f_PINS.A3" office:value-type="string">
            <text:p text:style-name="P28">16</text:p>
          </table:table-cell>
          <table:table-cell table:style-name="I2C_5f_GPIO_5f_PINS.B3" office:value-type="float" office:value="17">
            <text:p text:style-name="P28">17</text:p>
          </table:table-cell>
          <table:table-cell table:style-name="I2C_5f_GPIO_5f_PINS.C3" office:value-type="float" office:value="5">
            <text:p text:style-name="P31">5</text:p>
          </table:table-cell>
          <table:table-cell table:style-name="I2C_5f_GPIO_5f_PINS.B3" office:value-type="float" office:value="18">
            <text:p text:style-name="P28">18</text:p>
          </table:table-cell>
          <table:table-cell table:style-name="I2C_5f_GPIO_5f_PINS.E3" office:value-type="float" office:value="19">
            <text:p text:style-name="P28">19</text:p>
          </table:table-cell>
        </table:table-row>
        <table:table-row table:style-name="I2C_5f_GPIO_5f_PINS.8">
          <table:table-cell table:style-name="I2C_5f_GPIO_5f_PINS.A8" office:value-type="string">
            <text:p text:style-name="P29">20</text:p>
          </table:table-cell>
          <table:table-cell table:style-name="I2C_5f_GPIO_5f_PINS.B8" office:value-type="float" office:value="21">
            <text:p text:style-name="P29">21</text:p>
          </table:table-cell>
          <table:table-cell table:style-name="I2C_5f_GPIO_5f_PINS.C8" office:value-type="float" office:value="6">
            <text:p text:style-name="P31">6</text:p>
          </table:table-cell>
          <table:table-cell table:style-name="I2C_5f_GPIO_5f_PINS.B8" office:value-type="float" office:value="26">
            <text:p text:style-name="P29">26</text:p>
          </table:table-cell>
          <table:table-cell table:style-name="I2C_5f_GPIO_5f_PINS.E8" office:value-type="float" office:value="27">
            <text:p text:style-name="P29">27</text:p>
          </table:table-cell>
        </table:table-row>
      </table:table>
      <text:p text:style-name="P19"/>
      <text:h text:style-name="P12" text:outline-level="3">SSD1306 oLED <text:span text:style-name="T8">Display </text:span><text:span text:style-name="T7">and other I2C </text:span>D<text:span text:style-name="T8">evices</text:span></text:h>
      <text:p text:style-name="P39">The oLED is a bitmap display using organic LED technology. <text:s/>We will be using the 0.96”, 128x64 pixel version of this display. <text:s/>The chip that drives this I2C Device is the SSD1306 chip.</text:p>
      <text:p text:style-name="P39">The first place to start with a new I2C Device is its datasheet. <text:s/>This will contain information about how I2C is being used and how to connect the devices pins to the Pico. <text:s/>In this case, there are only 4 I2C pins so they are connected to one set of SDA and SCL pins, to either a 5V or 3.3V power source, and a ground. <text:s/>This display runs on both 5V and 3.3V.</text:p>
      <text:p text:style-name="P40">Before getting too deep into the datasheets, look to see if a MicroPython library already exists. <text:s/>If it does, the datasheet will be useful for hooking up the device and the library will handle the protocol that sits onto of the I2C protocol. <text:s/>The two places to look is PyPi, which Thonny will search for you, and GitHub. <text:s/>Use Google or another search engine to search for possible libraries on GitHub or other repositories. <text:s/>Libraries must include the I2C interface. <text:s/>They usually are just passed an I2C object and handle all the I2C communications under the hood.</text:p>
      <text:p text:style-name="P40">Another source of information are example programs. <text:s/>There are example programs for most commonly used devices somewhere on the Internet. <text:s/>This is where Google or other search engines help. <text:s/>Some example programs are part of a tutorial which will provide more details about working with the device than just the source code.</text:p>
      <text:p text:style-name="P40">Use the example programs, either by running them to see that the device and library works or by using the information in the example program to write your own. </text:p>
      <text:p text:style-name="P40">If no example programs exist, then you need to read the library PY file to see what the APIs are. <text:s/>Hopefully, the library will be well documented and/or uses method names that are easy to understand.</text:p>
      <text:p text:style-name="P40">If no libraries exist, then you will need to use the datasheet in order to write your own library. <text:s/>This is a last resort since it is the most complicated approach. <text:s/>You will need to determine both what the protocol is that is on top of I2C and how to operate the device. <text:s/>How to initialize the device. <text:s/>How to read and write to the device? <text:s/>Are there registers that need to be addressed before data can be read or written?</text:p>
      <text:h text:style-name="P17" text:outline-level="4"/>
      <text:p text:style-name="P20">The following program is an example of how to display text on an SSD1306 display using the library micropython-ssd1306 library and its class SSD1306_I2C.</text:p>
      <text:h text:style-name="P16" text:outline-level="4">oLED-Demo.py by Steven F. LeBrun</text:h>
      <text:p text:style-name="P3">## oled-demo.py</text:p>
      <text:p text:style-name="P3">from machine import Pin, I2C</text:p>
      <text:p text:style-name="P3">from ssd1306 import SSD1306_I2C</text:p>
      <text:p text:style-name="P3"/>
      <text:p text:style-name="P3">#i2c = I2C(0, sda=Pin(8), scl=Pin(9), freq=400000 )</text:p>
      <text:p text:style-name="P3">i2c = I2C(1, sda=Pin(6), scl=Pin(7), freq=400000 )</text:p>
      <text:p text:style-name="P3"/>
      <text:p text:style-name="P3">display = SSD1306_I2C( 128, 64, i2c, addr=0x3C )</text:p>
      <text:p text:style-name="P3"/>
      <text:p text:style-name="P3">display.text("Hello World!", 0,0,1)</text:p>
      <text:p text:style-name="P3">display.hline(0, 10, 128, 1)</text:p>
      <text:p text:style-name="P3">display.vline(100, 0, 64, 1)</text:p>
      <text:p text:style-name="P3">display.show()</text:p>
      <text:p text:style-name="P3"/>
      <text:h text:style-name="P8" text:outline-level="2"/>
      <text:h text:style-name="P7" text:outline-level="2">References</text:h>
      <text:h text:style-name="P13" text:outline-level="3">ADXL345 <text:span text:style-name="T9">Accelerometer</text:span></text:h>
      <text:list xml:id="list458302750" text:style-name="L1">
        <text:list-item>
          <text:p text:style-name="P21">Datasheet</text:p>
          <text:list>
            <text:list-item>
              <text:p text:style-name="P21"><text:a xlink:type="simple" xlink:href="https://www.analog.com/media/en/technical-documentation/data-sheets/adxl345.pdf" text:style-name="Internet_20_link" text:visited-style-name="Visited_20_Internet_20_Link">https://www.analog.com/media/en/technical-documentation/data-sheets/adxl345.pdf</text:a></text:p>
            </text:list-item>
          </text:list>
        </text:list-item>
        <text:list-item>
          <text:p text:style-name="P21">ADXL345 and Pico using MicroPython</text:p>
          <text:list>
            <text:list-item>
              <text:p text:style-name="P21"><text:a xlink:type="simple" xlink:href="https://www.digikey.com/en/maker/projects/raspberry-pi-pico-rp2040-i2c-example-with-micropython-and-cc/47d0c922b79342779cdbd4b37b7eb7e2" text:style-name="Internet_20_link" text:visited-style-name="Visited_20_Internet_20_Link">https://www.digikey.com/en/maker/projects/raspberry-pi-pico-rp2040-i2c-example-with-micropython-and-cc/47d0c922b79342779cdbd4b37b7eb7e2</text:a></text:p>
            </text:list-item>
          </text:list>
        </text:list-item>
      </text:list>
      <text:h text:style-name="P13" text:outline-level="3">I2C <text:span text:style-name="T9">Protocol</text:span></text:h>
      <text:list xml:id="list2072832046" text:style-name="L2">
        <text:list-item>
          <text:p text:style-name="P22">I2C Bus, Interface, and Protocol</text:p>
          <text:list>
            <text:list-item>
              <text:p text:style-name="P22"><text:a xlink:type="simple" xlink:href="https://i2c.info/" text:style-name="Internet_20_link" text:visited-style-name="Visited_20_Internet_20_Link">https://i2c.info/</text:a></text:p>
            </text:list-item>
          </text:list>
        </text:list-item>
        <text:list-item>
          <text:p text:style-name="P22">I2C Bus Specification</text:p>
          <text:list>
            <text:list-item>
              <text:p text:style-name="P22"><text:a xlink:type="simple" xlink:href="https://i2c.info/i2c-bus-specification" text:style-name="Internet_20_link" text:visited-style-name="Visited_20_Internet_20_Link">https://i2c.info/i2c-bus-specification </text:a></text:p>
            </text:list-item>
          </text:list>
        </text:list-item>
        <text:list-item>
          <text:p text:style-name="P22">UM10204 – I2C Bus Specification and User Manual</text:p>
          <text:list>
            <text:list-item>
              <text:p text:style-name="P22"><text:a xlink:type="simple" xlink:href="https://www.nxp.com/docs/en/user-guide/UM10204.pdf" text:style-name="Internet_20_link" text:visited-style-name="Visited_20_Internet_20_Link">https://www.nxp.com/docs/en/user-guide/UM10204.pdf</text:a></text:p>
            </text:list-item>
          </text:list>
        </text:list-item>
      </text:list>
      <text:h text:style-name="P6" text:outline-level="2">LCD Display</text:h>
      <text:list xml:id="list3068828483" text:style-name="L3">
        <text:list-item>
          <text:p text:style-name="P23">Library used in GitHub</text:p>
          <text:list>
            <text:list-item>
              <text:p text:style-name="P23"><text:s/><text:a xlink:type="simple" xlink:href="https://github.com/T-622/RPI-PICO-I2C-LCD.git" text:style-name="Internet_20_link" text:visited-style-name="Visited_20_Internet_20_Link">https://github.com/T-622/RPI-PICO-I2C-LCD.git</text:a></text:p>
            </text:list-item>
          </text:list>
        </text:list-item>
        <text:list-item>
          <text:p text:style-name="P23">Library contains two files that need to be copied to Pico</text:p>
          <text:list>
            <text:list-item>
              <text:p text:style-name="P23">lcd_api.py </text:p>
              <text:list>
                <text:list-item>
                  <text:p text:style-name="P23">Abstract base class LcdApi for operating LCD Displays</text:p>
                </text:list-item>
                <text:list-item>
                  <text:p text:style-name="P23">Imported indirectly pico_i2c_lcd</text:p>
                </text:list-item>
              </text:list>
            </text:list-item>
            <text:list-item>
              <text:p text:style-name="P23">pico_i2c_lcd.py</text:p>
              <text:list>
                <text:list-item>
                  <text:p text:style-name="P23">Class I2cLcd, derived from LcdApi</text:p>
                </text:list-item>
                <text:list-item>
                  <text:p text:style-name="P23">Adds I2C functionality to LCD communication</text:p>
                </text:list-item>
              </text:list>
            </text:list-item>
          </text:list>
        </text:list-item>
      </text:list>
      <text:h text:style-name="P13" text:outline-level="3">MicroPython</text:h>
      <text:list xml:id="list413524106" text:style-name="L4">
        <text:list-item>
          <text:p text:style-name="P24">Overview – MicroPython 1.19.1 Documentation</text:p>
          <text:list>
            <text:list-item>
              <text:p text:style-name="P24"><text:a xlink:type="simple" xlink:href="https://docs.micropython.org/en/latest/index.html" text:style-name="Internet_20_link" text:visited-style-name="Visited_20_Internet_20_Link">https://docs.micropython.org/en/latest/index.html</text:a></text:p>
            </text:list-item>
          </text:list>
        </text:list-item>
        <text:list-item>
          <text:p text:style-name="P24">Class I2C – a two-wire serial protocal</text:p>
          <text:list>
            <text:list-item>
              <text:p text:style-name="P24"><text:a xlink:type="simple" xlink:href="https://docs.micropython.org/en/latest/library/machine.I2C.html?highlight=i2c#machine.I2C" text:style-name="Internet_20_link" text:visited-style-name="Visited_20_Internet_20_Link">https://docs.micropython.org/en/latest/library/machine.I2C.html?highlight=i2c#machine.I2C</text:a></text:p>
            </text:list-item>
          </text:list>
        </text:list-item>
        <text:list-item>
          <text:p text:style-name="P24">Class FrameBuffer – for creating and manipulating bitmaps</text:p>
          <text:list>
            <text:list-item>
              <text:p text:style-name="P24"><text:a xlink:type="simple" xlink:href="https://docs.micropython.org/en/latest/library/framebuf.html" text:style-name="Internet_20_link" text:visited-style-name="Visited_20_Internet_20_Link">https://docs.micropython.org/en/latest/library/framebuf.html</text:a></text:p>
            </text:list-item>
          </text:list>
        </text:list-item>
        <text:list-item>
          <text:p text:style-name="P24">Class Pin – Control GPIO Pins</text:p>
          <text:list>
            <text:list-item>
              <text:p text:style-name="P24"><text:a xlink:type="simple" xlink:href="https://docs.micropython.org/en/latest/library/machine.Pin.html" text:style-name="Internet_20_link" text:visited-style-name="Visited_20_Internet_20_Link">https://docs.micropython.org/en/latest/library/machine.Pin.html</text:a></text:p>
            </text:list-item>
          </text:list>
        </text:list-item>
      </text:list>
      <text:h text:style-name="P14" text:outline-level="3">Raspberry Pi Pico and Pico W</text:h>
      <text:list xml:id="list2149278194" text:style-name="L5">
        <text:list-item>
          <text:p text:style-name="P25"><text:span text:style-name="T6">Raspberry Pi Pico [W]</text:span> Pinout</text:p>
          <text:list>
            <text:list-item>
              <text:p text:style-name="P25"><text:a xlink:type="simple" xlink:href="https://datasheets.raspberrypi.com/picow/PicoW-A4-Pinout.pdf" text:style-name="Internet_20_link" text:visited-style-name="Visited_20_Internet_20_Link">https://datasheets.raspberrypi.com/picow/PicoW-A4-Pinout.pdf </text:a></text:p>
            </text:list-item>
          </text:list>
        </text:list-item>
        <text:list-item>
          <text:p text:style-name="P25"><text:soft-page-break/>Raspberry Pi Pico SDK Documentation V1.4.0</text:p>
          <text:list>
            <text:list-item>
              <text:p text:style-name="P25"><text:a xlink:type="simple" xlink:href="https://raspberrypi.github.io/pico-sdk-doxygen/index.html" text:style-name="Internet_20_link" text:visited-style-name="Visited_20_Internet_20_Link">https://raspberrypi.github.io/pico-sdk-doxygen/index.html</text:a></text:p>
            </text:list-item>
          </text:list>
        </text:list-item>
        <text:list-item>
          <text:p text:style-name="P25">Class machine.I2C for Pico</text:p>
          <text:list>
            <text:list-item>
              <text:p text:style-name="P25"><text:a xlink:type="simple" xlink:href="https://docs.micropython.org/en/latest/library/machine.I2C.html" text:style-name="Internet_20_link" text:visited-style-name="Visited_20_Internet_20_Link">https://docs.micropython.org/en/latest/library/machine.I2C.html </text:a></text:p>
            </text:list-item>
            <text:list-item>
              <text:p text:style-name="P25"><text:a xlink:type="simple" xlink:href="https://wiki.sipeed.com/soft/maixpy/en/api_reference/machine/i2c.html" text:style-name="Internet_20_link" text:visited-style-name="Visited_20_Internet_20_Link">https://wiki.sipeed.com/soft/maixpy/en/api_reference/machine/i2c.html</text:a></text:p>
            </text:list-item>
          </text:list>
          <text:p text:style-name="P25"/>
        </text:list-item>
      </text:list>
      <text:h text:style-name="P14" text:outline-level="3">SSD1306 oLED Display</text:h>
      <text:list xml:id="list665878562" text:style-name="L6">
        <text:list-item>
          <text:p text:style-name="P26">Datasheet</text:p>
          <text:list>
            <text:list-item>
              <text:p text:style-name="P26">h<text:a xlink:type="simple" xlink:href="ttps://www.elecrow.com/download/SSD1306%20Datasheet.pdf" text:style-name="Internet_20_link" text:visited-style-name="Visited_20_Internet_20_Link">ttps://www.elecrow.com/download/SSD1306%20Datasheet.pdf</text:a></text:p>
            </text:list-item>
          </text:list>
        </text:list-item>
        <text:list-item>
          <text:p text:style-name="P26">OLED 4 Pin 128 x 64 Display Module 0.96”</text:p>
          <text:list>
            <text:list-item>
              <text:p text:style-name="P26"><text:a xlink:type="simple" xlink:href="https://www.rajguruelectronics.com/Product/1145/OLED%204%20Pin%20128x64%20Display%20module%200.96%20inch%20blue%20color.pdf" text:style-name="Internet_20_link" text:visited-style-name="Visited_20_Internet_20_Link">https://www.rajguruelectronics.com/Product/1145/OLED%204%20Pin%20128x64%20Display%20module%200.96%20inch%20blue%20color.pdf</text:a></text:p>
            </text:list-item>
          </text:list>
        </text:list-item>
        <text:list-item>
          <text:p text:style-name="P26">SSD1306 Demo V3</text:p>
          <text:list>
            <text:list-item>
              <text:p text:style-name="P26"><text:a xlink:type="simple" xlink:href="https://www.instructables.com/SSD1306-With-Raspberry-Pi-Pico/?fbclid=IwAR0Eg8xfaiJfQH-qZjBUu31SCgZRet8Qgi7HSJ0NvJ9zgLF8q60sfZ62Hp0" text:style-name="Internet_20_link" text:visited-style-name="Visited_20_Internet_20_Link">https://www.instructables.com/SSD1306-With-Raspberry-Pi-Pico/?fbclid=IwAR0Eg8xfaiJfQH-qZjBUu31SCgZRet8Qgi7HSJ0NvJ9zgLF8q60sfZ62Hp0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Bitstream Vera Sans Mono1" style:font-family-complex="'Bitstream Vera Sans Mono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>
      <style:paragraph-properties fo:margin-top="0.1472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>
      <style:paragraph-properties fo:margin-top="0.118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>
      <style:paragraph-properties fo:margin-top="0.0882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>
      <style:paragraph-properties fo:margin-top="0.0583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Titel" style:display-name="Blue_Curve~LT~Titel" style:family="paragraph">
      <style:paragraph-properties fo:text-align="center" style:justify-single-word="false"/>
      <style:text-properties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tstream Vera Sans Mono1" style:font-family-complex="'Bitstream Vera Sans Mono'" style:font-family-generic-complex="system" style:font-pitch-complex="variable" style:font-size-complex="12pt"/>
    </style:style>
    <style:style style:name="Blue_5f_Curve_7e_LT_7e_Hintergrund" style:display-name="Blue_Curve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tstream Vera Sans Mono1" style:font-family-complex="'Bitstream Vera Sans Mono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Bitstream Vera Sans Mono1" style:font-family-complex="'Bitstream Vera Sans Mono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tstream Vera Sans Mono1" style:font-family-complex="'Bitstream Vera Sans Mono'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tstream Vera Sans Mono1" style:font-family-complex="'Bitstream Vera Sans Mono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472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18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82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583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1_7e_LT_7e_Gliederung_20_1" style:display-name="Blue_Curve1~LT~Gliederung 1" style:family="paragraph">
      <style:paragraph-properties fo:margin-top="0.1472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>
      <style:paragraph-properties fo:margin-top="0.118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>
      <style:paragraph-properties fo:margin-top="0.0882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>
      <style:paragraph-properties fo:margin-top="0.0583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>
      <style:paragraph-properties fo:margin-top="0.0291in" fo:margin-bottom="0in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Titel" style:display-name="Blue_Curve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Bitstream Vera Sans Mono1" style:font-family-complex="'Bitstream Vera Sans Mono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tstream Vera Sans Mono1" style:font-family-complex="'Bitstream Vera Sans Mono'" style:font-family-generic-complex="system" style:font-pitch-complex="variable" style:font-size-complex="12pt"/>
    </style:style>
    <style:style style:name="Blue_5f_Curve1_7e_LT_7e_Hintergrund" style:display-name="Blue_Curve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tstream Vera Sans Mono1" style:font-family-complex="'Bitstream Vera Sans Mono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20pt" officeooo:rsid="001177f2" officeooo:paragraph-rsid="001177f2" style:font-size-asian="20pt" style:font-size-complex="20pt"/>
    </style:style>
    <style:style style:name="MT1" style:family="text">
      <style:text-properties officeooo:rsid="001177f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aspberry Pi Pico and I2C using MicroP<draw:frame draw:style-name="Mfr1" draw:name="Image2" text:anchor-type="char" svg:x="5.3339in" svg:y="-0.7181in" svg:width="1.0835in" svg:height="1.3335in" draw:z-index="5"><draw:image xlink:href="Pictures/1000000000000068000000806FDC111F4F72276D.png" xlink:type="simple" xlink:show="embed" xlink:actuate="onLoad" draw:mime-type="image/png"/></draw:frame>ython</text:p>
      </style:header>
      <style:footer>
        <text:p text:style-name="Footer"><text:span text:style-name="MT1">Roanoke Robotics &amp; Makers Club</text:span><text:tab/><text:page-number text:select-page="current">6</text:page-number> <text:span text:style-name="MT1">of </text:span><text:span text:style-name="MT1"><text:page-count>6</text:page-count></text:span><text:span text:style-name="MT1"><text:tab/>October 8, 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LeBrun</meta:initial-creator>
    <meta:creation-date>2022-10-04T21:44:37.846129549</meta:creation-date>
    <dc:date>2022-10-04T23:06:56.700887634</dc:date>
    <dc:creator>Steven LeBrun</dc:creator>
    <meta:editing-duration>PT6M33S</meta:editing-duration>
    <meta:editing-cycles>1</meta:editing-cycles>
    <meta:document-statistic meta:table-count="1" meta:image-count="1" meta:object-count="0" meta:page-count="6" meta:paragraph-count="140" meta:word-count="1247" meta:character-count="8034" meta:non-whitespace-character-count="6875"/>
    <meta:generator>LibreOffice/7.3.6.2$Linux_X86_64 LibreOffice_project/30$Build-2</meta:generator>
  </office:meta>
</office:document-meta>
</file>